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color="#B1001F" fo:font-size="15pt" style:font-size-asian="15pt" style:font-size-complex="15pt" fo:background-color="#FFFFFF"/>
    </style:style>
  </office:automatic-styles>
  <office:body>
    <office:text text:use-soft-page-breaks="true">
      <text:p text:style-name="P1"><text:span text:style-name="T2">Z7EJPXJMFDJ9JD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san Lea</meta:initial-creator>
    <dc:creator>Susan Lea</dc:creator>
    <meta:creation-date>2021-10-31T22:02:00Z</meta:creation-date>
    <dc:date>2021-10-31T22:03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5" meta:row-count="1" meta:non-whitespace-character-count="14"/>
  </office:meta>
</office:document-meta>
</file>